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Bold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Segoe UI" fo:font-size="14.8999996185303pt" fo:hyphenate="false"/>
    </style:style>
    <style:style style:name="P3" style:family="paragraph">
      <loext:graphic-properties draw:fill-color="#ffffff"/>
      <style:text-properties fo:font-size="22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4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Segoe UI1" fo:font-size="36pt" fo:text-shadow="none" fo:font-weight="bold" style:font-size-asian="36pt" style:font-weight-asian="bold" style:font-size-complex="36pt" style:font-weight-complex="bold" fo:hyphenate="false"/>
    </style:style>
    <style:style style:name="P6" style:family="paragraph">
      <style:paragraph-properties fo:margin-left="1.429cm" fo:margin-right="0cm" fo:margin-top="0cm" fo:margin-bottom="0cm" fo:line-height="100%" fo:text-align="center" fo:text-indent="-1.428cm" style:punctuation-wrap="hanging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-1.428cm" style:punctuation-wrap="hanging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Segoe UI1" fo:font-size="32pt" style:font-size-asian="32pt" style:font-size-complex="32pt" fo:hyphenate="false"/>
    </style:style>
    <style:style style:name="T1" style:family="text">
      <style:text-properties fo:color="#000000" style:text-line-through-style="none" style:text-line-through-type="none" style:font-name="Segoe UI Semibold" fo:font-size="28pt" fo:letter-spacing="normal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Segoe UI" fo:font-size="32pt" fo:letter-spacing="normal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Segoe UI" fo:font-size="32pt" fo:letter-spacing="normal" fo:font-style="normal" fo:text-shadow="none" style:text-underline-style="none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Segoe UI1" fo:font-size="36pt" fo:letter-spacing="normal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5" style:family="text">
      <style:text-properties fo:color="#ffffff" style:text-line-through-style="none" style:text-line-through-type="none" style:font-name="Segoe UI1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Segoe UI1" fo:font-size="20pt" fo:letter-spacing="normal" fo:font-style="normal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custom-shape draw:name="TextBox 2" draw:style-name="gr1" draw:text-style-name="P2" draw:layer="layout" svg:width="23.876cm" svg:height="2.788cm" svg:x="2.243cm" svg:y="0.874cm">
          <text:p text:style-name="P1"><text:span text:style-name="T1">HYMN #437</text:span></text:p>
          <text:p text:style-name="P1"><text:span text:style-name="T2">“</text:span><text:span text:style-name="T3">Alas! And Did My Savior Blee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custom-shape draw:name="TextBox 2" draw:style-name="gr3" draw:text-style-name="P4" draw:layer="layout" svg:width="25.4cm" svg:height="6.347cm" svg:x="1.27cm" svg:y="0.769cm">
          <text:p text:style-name="P1"><text:span text:style-name="T4">1. Alas! And did my Savior bleed,</text:span><text:span text:style-name="T4"><text:line-break/></text:span><text:span text:style-name="T4">And did my sov’reign die?</text:span><text:span text:style-name="T4"><text:line-break/></text:span><text:span text:style-name="T4">Would He devote that sacred head</text:span><text:span text:style-name="T4"><text:line-break/></text:span><text:span text:style-name="T4">For such a worm as 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custom-shape draw:name="TextBox 2" draw:style-name="gr4" draw:text-style-name="P5" draw:layer="layout" svg:width="25.146cm" svg:height="6.345cm" svg:x="1.27cm" svg:y="0.952cm">
          <text:p text:style-name="P1"><text:span text:style-name="T4">2. Was it for crimes that I had done</text:span><text:span text:style-name="T4"><text:line-break/></text:span><text:span text:style-name="T4">He groaned upon the tree?</text:span><text:span text:style-name="T4"><text:line-break/></text:span><text:span text:style-name="T4">Amazing pity, grace unknown,</text:span><text:span text:style-name="T4"><text:line-break/></text:span><text:span text:style-name="T4">And love beyond degre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custom-shape draw:name="TextBox 2" draw:style-name="gr5" draw:text-style-name="P5" draw:layer="layout" svg:width="25.146cm" svg:height="6.347cm" svg:x="1.27cm" svg:y="0.847cm">
          <text:p text:style-name="P1"><text:span text:style-name="T4">3. Well might the sun in darkness hide <text:s text:c="2"/></text:span></text:p>
          <text:p text:style-name="P6"><text:span text:style-name="T4">And shut his glories in </text:span></text:p>
          <text:p text:style-name="P6"><text:span text:style-name="T4">When God, the mighty maker, died</text:span></text:p>
          <text:p text:style-name="P7"><text:span text:style-name="T4">For His own creatures’ si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custom-shape draw:name="TextBox 2" draw:style-name="gr6" draw:text-style-name="P5" draw:layer="layout" svg:width="25.146cm" svg:height="6.345cm" svg:x="1.524cm" svg:y="0.762cm">
          <text:p text:style-name="P1"><text:span text:style-name="T4">4. Thus might I hide my blushing face</text:span><text:span text:style-name="T4"><text:line-break/></text:span><text:span text:style-name="T4">While His dear cross appears,</text:span><text:span text:style-name="T4"><text:line-break/></text:span><text:span text:style-name="T4">Dissolve my heart in thankfulness,</text:span><text:span text:style-name="T4"><text:line-break/></text:span><text:span text:style-name="T4">And melt mine eyes to tea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custom-shape draw:name="TextBox 2" draw:style-name="gr7" draw:text-style-name="P9" draw:layer="layout" svg:width="25.4cm" svg:height="10.409cm" svg:x="1.334cm" svg:y="0.698cm">
          <text:p text:style-name="P1"><text:span text:style-name="T4">5. But drops of grief can ne’er repay</text:span><text:span text:style-name="T4"><text:line-break/></text:span><text:span text:style-name="T4">The debt of love I owe;</text:span><text:span text:style-name="T4"><text:line-break/></text:span><text:span text:style-name="T4">Here, Lord, I give myself away:</text:span><text:span text:style-name="T4"><text:line-break/></text:span><text:span text:style-name="T4">’Tis all that I can do.</text:span></text:p>
          <text:p text:style-name="P1"><text:span text:style-name="T5"><text:line-break/></text:span><text:span text:style-name="T5"/></text:p>
          <text:p text:style-name="P8"><text:span text:style-name="T5"><text:s text:c="4"/></text:span><text:span text:style-name="T6"><text:s/></text:span><text:span text:style-name="T6">Public do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Bold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.1000003814697pt" style:font-style-asian="normal" style:font-weight-asian="normal" style:font-name-complex="Mangal" style:font-family-complex="Mangal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2cm" fo:line-height="100%" fo:text-align="start" fo:text-indent="0cm" style:punctuation-wrap="hanging"/>
      <style:text-properties fo:color="#000000" style:text-outline="false" style:text-line-through-style="none" style:text-line-through-type="none" style:font-name="Calibri" fo:font-family="Calibri" fo:font-size="26.5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329cm" fo:line-height="100%" fo:text-align="start" fo:text-indent="0cm" style:punctuation-wrap="hanging"/>
      <style:text-properties fo:color="#000000" style:text-line-through-style="none" style:text-line-through-type="none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247cm" fo:line-height="100%" fo:text-align="start" fo:text-indent="0cm" style:punctuation-wrap="hanging"/>
      <style:text-properties fo:color="#000000" style:text-line-through-style="none" style:text-line-through-type="none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165cm" fo:line-height="100%" fo:text-align="start" fo:text-indent="0cm" style:punctuation-wrap="hanging"/>
      <style:text-properties fo:color="#000000" style:text-line-through-style="none" style:text-line-through-type="none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" fo:font-family="Calibri" fo:font-size="16.3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style:text-line-through-type="none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4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2"><text:date style:data-style-name="D1" text:date-value="2019-01-17">1/17/19</text:date></text:span></text:p>
        </draw:text-box>
      </draw:frame>
      <draw:frame draw:name="Footer Placeholder 2" presentation:style-name="Mpr4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Slide Number Placeholder 3" presentation:style-name="Mpr4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5.199cm" svg:height="2.63cm" svg:x="1.4cm" svg:y="0.627cm" presentation:class="title" presentation:placeholder="true">
        <draw:text-box/>
      </draw:frame>
      <draw:frame presentation:style-name="Blank-outline1" draw:layer="backgroundobjects" svg:width="24.639cm" svg:height="9.134cm" svg:x="1.4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9T09:44:12.01</meta:creation-date>
    <dc:date>2019-01-17T19:00:44.507000000</dc:date>
    <meta:editing-duration>PT27M5S</meta:editing-duration>
    <meta:editing-cycles>10</meta:editing-cycles>
    <meta:generator>LibreOffice/6.1.3.2$Windows_X86_64 LibreOffice_project/86daf60bf00efa86ad547e59e09d6bb77c699acb</meta:generator>
    <meta:document-statistic meta:object-count="122"/>
  </office:meta>
</office:document-meta>
</file>